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5:44:15.597839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7-02T05:57:28.631996195</dc:date>
    <meta:editing-duration>PT13H54M35S</meta:editing-duration>
    <meta:editing-cycles>142</meta:editing-cycles>
    <meta:generator>LibreOffice/6.4.4.2$Linux_X86_64 LibreOffice_project/40$Build-2</meta:generator>
    <meta:document-statistic meta:table-count="64" meta:cell-count="2344" meta:object-count="0"/>
  </office:meta>
</office:document-meta>
</file>